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Lore</text:h>
      <text:p text:style-name="Normal">Starting factions.</text:p>
      <text:p text:style-name="Normal">Classes are only soft, each class is associated with a specific attribute and set of items. However, characters can easily equip items that belong to any class.</text:p>
      <text:h text:style-name="Heading2" text:outline-level="2">Factions</text:h>
      <text:h text:style-name="Heading3" text:outline-level="3">NetSamurai</text:h>
      <text:p text:style-name="Normal">(In)noble warriors bound by code<text:s/>with html and anime on their side.<text:s/></text:p>
      <text:p text:style-name="Normal">Cyberpunk feel.</text:p>
      <text:p text:style-name="Normal">Soft Classes</text:p>
      <text:p text:style-name="Normal"><text:tab/>Soldier<text:s/>(Street Samurai)</text:p>
      <text:p text:style-name="Normal"><text:tab/><text:tab/>Augmented fighter with hot and cold steel.<text:s/></text:p>
      <text:p text:style-name="Normal"><text:tab/><text:tab/>An augmented warrior more machine than a human.</text:p>
      <text:p text:style-name="Normal"><text:tab/>Psionic</text:p>
      <text:p text:style-name="Normal"><text:tab/><text:tab/>Ranged fighter</text:p>
      <text:p text:style-name="Normal"><text:tab/><text:tab/>A noble fighter using advanced science to batter the enemy with their mind.</text:p>
      <text:p text:style-name="Normal"><text:tab/>Hacker</text:p>
      <text:p text:style-name="Normal"><text:tab/><text:tab/>Fighting through debuffs<text:s/></text:p>
      <text:p text:style-name="Normal"><text:tab/><text:tab/>A sly rogue apt with pistols and code that makes up the reality, or at least parts of it.</text:p>
      <text:h text:style-name="Heading2" text:outline-level="2">Farmer’s Commune</text:h>
      <text:p text:style-name="Normal">Knights and wizards in tune with nature that refused technology long before fall.</text:p>
      <text:p text:style-name="Normal">Cottagecore(?) feel.</text:p>
      <text:p text:style-name="Normal">Soft Classes:</text:p>
      <text:p text:style-name="Normal"><text:tab/>Knight</text:p>
      <text:p text:style-name="Normal"><text:tab/><text:tab/>Heavily armoured fighter with cold and hot steel.<text:s/></text:p>
      <text:p text:style-name="Normal"><text:tab/>Animal wrangler</text:p>
      <text:p text:style-name="Normal"><text:tab/><text:tab/>Attacks from distance by sending animals<text:s/>to<text:s/>fight for them.</text:p>
      <text:p text:style-name="Normal"><text:tab/><text:tab/>(Mechanically a shooter.)</text:p>
      <text:p text:style-name="Normal"><text:tab/>Wizard</text:p>
      <text:p text:style-name="Normal"><text:tab/><text:tab/>Fighting through debuffs</text:p>
      <text:h text:style-name="Heading2" text:outline-level="2">Resource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deněk Plešek</meta:initial-creator>
    <dc:creator>Zdeněk Plešek</dc:creator>
    <meta:creation-date>2022-03-06T16:18:00Z</meta:creation-date>
    <dc:date>2022-03-06T18:41:00Z</dc:date>
    <meta:template xlink:href="Normal.dotm" xlink:type="simple"/>
    <meta:editing-cycles>4</meta:editing-cycles>
    <meta:editing-duration>PT3660S</meta:editing-duration>
    <meta:document-statistic meta:page-count="1" meta:paragraph-count="2" meta:word-count="150" meta:character-count="1003" meta:row-count="7" meta:non-whitespace-character-count="855"/>
  </office:meta>
</office:document-meta>
</file>